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4.0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0000001" calcext:value-type="float">
            <text:p>1,00E-0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1" office:value-type="float" office:value="0.0000001" calcext:value-type="float">
            <text:p>1,00E-0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6.28*1/SQRT([.B1]*[.B2]*[.B3]*[.B4])" office:value-type="float" office:value="19030.303030303" calcext:value-type="float">
            <text:p>19030,303030303</text:p>
          </table:table-cell>
        </table:table-row>
      </table:table>
      <table:table table:name="Noise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Oversample</text:p>
          </table:table-cell>
          <table:table-cell table:style-name="ce2" office:value-type="string" calcext:value-type="string">
            <text:p>Alg</text:p>
          </table:table-cell>
          <table:table-cell table:style-name="ce2" office:value-type="string" calcext:value-type="string">
            <text:p>Parms</text:p>
          </table:table-cell>
          <table:table-cell table:style-name="ce2" office:value-type="string" calcext:value-type="string">
            <text:p>Noise (sample rms)</text:p>
          </table:table-cell>
          <table:table-cell table:style-name="ce2" office:value-type="string" calcext:value-type="string">
            <text:p>Note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0.8</text:p>
          </table:table-cell>
          <table:table-cell table:style-name="ce3" office:value-type="float" office:value="3065" calcext:value-type="float">
            <text:p>3065</text:p>
          </table:table-cell>
          <table:table-cell table:style-name="ce3" office:value-type="string" calcext:value-type="string">
            <text:p>Mains hum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0.8</text:p>
          </table:table-cell>
          <table:table-cell table:style-name="ce3" table:number-columns-repeated="2"/>
          <table:table-cell table:style-name="ce2"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0.8</text:p>
          </table:table-cell>
          <table:table-cell table:style-name="ce2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0.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0.8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Meassured code RMS over all data filtered with alpa 0.99/0.0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rs Berntzon</meta:initial-creator>
    <meta:creation-date>2020-12-21T21:26:53.443523801</meta:creation-date>
    <dc:date>2020-12-22T16:31:06.970203880</dc:date>
    <dc:creator>Lars Berntzon</dc:creator>
    <meta:editing-duration>PT18H54M2S</meta:editing-duration>
    <meta:editing-cycles>4</meta:editing-cycles>
    <meta:generator>LibreOffice/6.4.6.2$Linux_X86_64 LibreOffice_project/40$Build-2</meta:generator>
    <meta:document-statistic meta:table-count="2" meta:cell-count="33" meta:object-count="0"/>
  </office:meta>
</office:document-meta>
</file>